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32"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33"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34"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3"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4"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5"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6"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7"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57"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58"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59"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60"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61"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62"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63"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64"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65"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66"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67"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68"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69"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70"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71"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72"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75"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76"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77"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78" style:family="paragraph" style:parent-style-name="Standard">
      <style:text-properties officeooo:paragraph-rsid="001ab4f5"/>
    </style:style>
    <style:style style:name="P79"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80" style:family="paragraph" style:parent-style-name="Standard">
      <style:text-properties style:font-name="Times New Roman" fo:font-size="12pt" officeooo:rsid="004489c0" officeooo:paragraph-rsid="003823c5" style:font-size-asian="12pt" style:font-size-complex="12pt"/>
    </style:style>
    <style:style style:name="P81" style:family="paragraph" style:parent-style-name="Standard">
      <style:text-properties style:font-name="Times New Roman" fo:font-size="12pt" officeooo:rsid="004813d6" officeooo:paragraph-rsid="004813d6" style:font-size-asian="12pt" style:font-size-complex="12pt"/>
    </style:style>
    <style:style style:name="P82" style:family="paragraph" style:parent-style-name="Standard">
      <style:text-properties style:font-name="Times New Roman" fo:font-size="12pt" officeooo:rsid="004846a2" officeooo:paragraph-rsid="004846a2" style:font-size-asian="12pt" style:font-size-complex="12pt"/>
    </style:style>
    <style:style style:name="P83"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84" style:family="paragraph" style:parent-style-name="Standard" style:list-style-name="L1">
      <style:text-properties style:text-underline-style="none" officeooo:rsid="0007f705" officeooo:paragraph-rsid="0007f705"/>
    </style:style>
    <style:style style:name="P85" style:family="paragraph" style:parent-style-name="Standard" style:list-style-name="L1">
      <style:text-properties style:text-underline-style="none" officeooo:rsid="00087271" officeooo:paragraph-rsid="00087271"/>
    </style:style>
    <style:style style:name="P86" style:family="paragraph" style:parent-style-name="Standard" style:list-style-name="L2">
      <style:text-properties style:text-underline-style="none" officeooo:rsid="0008d362" officeooo:paragraph-rsid="0008d362"/>
    </style:style>
    <style:style style:name="P87" style:family="paragraph" style:parent-style-name="Standard" style:list-style-name="L2">
      <style:text-properties style:text-underline-style="none" officeooo:rsid="000a83f5" officeooo:paragraph-rsid="000a83f5"/>
    </style:style>
    <style:style style:name="P88" style:family="paragraph" style:parent-style-name="Standard" style:list-style-name="L2">
      <style:text-properties style:text-underline-style="none" officeooo:rsid="000d48af" officeooo:paragraph-rsid="000d48af"/>
    </style:style>
    <style:style style:name="P89" style:family="paragraph" style:parent-style-name="Standard" style:list-style-name="L2">
      <style:text-properties style:text-underline-style="none" officeooo:rsid="000de0ad" officeooo:paragraph-rsid="000de0ad"/>
    </style:style>
    <style:style style:name="P90" style:family="paragraph" style:parent-style-name="Standard" style:list-style-name="L3">
      <style:text-properties officeooo:paragraph-rsid="0037420a"/>
    </style:style>
    <style:style style:name="P91" style:family="paragraph" style:parent-style-name="Standard" style:list-style-name="L3">
      <style:text-properties officeooo:rsid="003823c5" officeooo:paragraph-rsid="003823c5"/>
    </style:style>
    <style:style style:name="P92"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93"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94"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95"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96"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97"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98"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99"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100" style:family="paragraph" style:parent-style-name="Standard">
      <style:text-properties fo:color="#000000" style:font-name="Consolas" fo:font-size="9.5pt" style:font-size-asian="9.5pt" fo:background-color="#ffffff"/>
    </style:style>
    <style:style style:name="P101" style:family="paragraph">
      <style:paragraph-properties fo:text-align="center"/>
    </style:style>
    <style:style style:name="P102"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Consolas" fo:font-size="9.5pt" style:font-size-asian="9.5pt" fo:background-color="#ffffff"/>
    </style:style>
    <style:style style:name="T27"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6"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8"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9" style:family="text">
      <style:text-properties fo:color="#000000" fo:background-color="#ffffff" loext:char-shading-value="0"/>
    </style:style>
    <style:style style:name="T40" style:family="text">
      <style:text-properties fo:color="#000000" officeooo:rsid="00419ac5" fo:background-color="#ffffff" loext:char-shading-value="0"/>
    </style:style>
    <style:style style:name="T41" style:family="text">
      <style:text-properties fo:color="#000000" officeooo:rsid="00464b4b" fo:background-color="#ffffff" loext:char-shading-value="0"/>
    </style:style>
    <style:style style:name="T42" style:family="text">
      <style:text-properties fo:color="#000000" officeooo:rsid="0046a9cd" fo:background-color="#ffffff" loext:char-shading-value="0"/>
    </style:style>
    <style:style style:name="T43" style:family="text">
      <style:text-properties fo:color="#000000" officeooo:rsid="004846a2" fo:background-color="#ffffff" loext:char-shading-value="0"/>
    </style:style>
    <style:style style:name="T44" style:family="text">
      <style:text-properties fo:color="#000000" officeooo:rsid="004b586f" fo:background-color="#ffffff" loext:char-shading-value="0"/>
    </style:style>
    <style:style style:name="T45" style:family="text">
      <style:text-properties fo:color="#000000" officeooo:rsid="004d5126" fo:background-color="#ffffff" loext:char-shading-value="0"/>
    </style:style>
    <style:style style:name="T46" style:family="text">
      <style:text-properties fo:color="#000000" fo:font-weight="bold" fo:background-color="#ffffff" loext:char-shading-value="0" style:font-weight-asian="bold" style:font-weight-complex="bold"/>
    </style:style>
    <style:style style:name="T47" style:family="text">
      <style:text-properties fo:color="#000000" fo:font-weight="bold" officeooo:rsid="004b586f" fo:background-color="#ffffff" loext:char-shading-value="0" style:font-weight-asian="bold" style:font-weight-complex="bold"/>
    </style:style>
    <style:style style:name="T48" style:family="text">
      <style:text-properties fo:color="#000000" fo:font-weight="normal" fo:background-color="#ffffff" loext:char-shading-value="0" style:font-weight-asian="normal" style:font-weight-complex="normal"/>
    </style:style>
    <style:style style:name="T49" style:family="text">
      <style:text-properties fo:color="#000000" fo:font-weight="normal" officeooo:rsid="004d5126" fo:background-color="#ffffff" loext:char-shading-value="0" style:font-weight-asian="normal" style:font-weight-complex="normal"/>
    </style:style>
    <style:style style:name="T50" style:family="text">
      <style:text-properties fo:color="#008000" style:font-name="Consolas" fo:font-size="9.5pt" fo:background-color="#ffffff" loext:char-shading-value="0" style:font-size-asian="9.5pt"/>
    </style:style>
    <style:style style:name="T51"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2"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3" style:family="text">
      <style:text-properties fo:color="#008000" style:font-name="Consolas" fo:font-size="9.5pt" style:font-size-asian="9.5pt" fo:background-color="#ffffff"/>
    </style:style>
    <style:style style:name="T54" style:family="text">
      <style:text-properties fo:color="#0000ff" style:font-name="Consolas" fo:font-size="9.5pt" fo:background-color="#ffffff" loext:char-shading-value="0" style:font-size-asian="9.5pt"/>
    </style:style>
    <style:style style:name="T55" style:family="text">
      <style:text-properties fo:color="#0000ff" style:font-name="Consolas" fo:font-size="9.5pt" style:text-underline-style="none" fo:font-weight="normal" officeooo:rsid="00208c86" style:font-size-asian="9.5pt" style:font-weight-asian="normal" style:font-weight-complex="normal"/>
    </style:style>
    <style:style style:name="T56"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7" style:family="text">
      <style:text-properties fo:color="#0000ff" style:font-name="Consolas" fo:font-size="9.5pt" style:font-size-asian="9.5pt" fo:background-color="#ffffff"/>
    </style:style>
    <style:style style:name="T58" style:family="text">
      <style:text-properties fo:color="#2b91af" style:font-name="Consolas" fo:font-size="9.5pt" fo:background-color="#ffffff" loext:char-shading-value="0" style:font-size-asian="9.5pt"/>
    </style:style>
    <style:style style:name="T59" style:family="text">
      <style:text-properties fo:color="#2b91af" style:font-name="Consolas" fo:font-size="9.5pt" fo:font-weight="bold" fo:background-color="#ffffff" loext:char-shading-value="0" style:font-size-asian="9.5pt" style:font-weight-asian="bold" style:font-weight-complex="bold"/>
    </style:style>
    <style:style style:name="T60" style:family="text">
      <style:text-properties fo:color="#2b91af" style:font-name="Consolas" fo:font-size="9.5pt" style:font-size-asian="9.5pt" fo:background-color="#ffffff"/>
    </style:style>
    <style:style style:name="T61" style:family="text">
      <style:text-properties fo:color="#400080" style:font-name="Consolas" fo:font-size="9.5pt" fo:background-color="#ffffff" loext:char-shading-value="0" style:font-size-asian="9.5pt"/>
    </style:style>
    <style:style style:name="T62" style:family="text">
      <style:text-properties officeooo:rsid="001cb177"/>
    </style:style>
    <style:style style:name="T63" style:family="text">
      <style:text-properties style:font-name="Consolas" fo:font-size="9.5pt" fo:background-color="#ffffff" loext:char-shading-value="0" style:font-size-asian="9.5pt"/>
    </style:style>
    <style:style style:name="T64" style:family="text">
      <style:text-properties style:font-name="Consolas" fo:font-size="9.5pt" fo:font-style="normal" fo:background-color="#ffffff" loext:char-shading-value="0" style:font-size-asian="9.5pt" style:font-style-asian="normal" style:font-style-complex="normal"/>
    </style:style>
    <style:style style:name="T65" style:family="text">
      <style:text-properties style:font-name="Consolas" fo:font-size="9.5pt" style:font-size-asian="9.5pt" fo:background-color="#ffffff"/>
    </style:style>
    <style:style style:name="T66" style:family="text">
      <style:text-properties officeooo:rsid="005a5555"/>
    </style:style>
    <style:style style:name="T67" style:family="text">
      <style:text-properties officeooo:rsid="005e32c6"/>
    </style:style>
    <style:style style:name="T68" style:family="text">
      <style:text-properties officeooo:rsid="005f7694"/>
    </style:style>
    <style:style style:name="T69" style:family="text">
      <style:text-properties officeooo:rsid="0060c8aa"/>
    </style:style>
    <style:style style:name="T70" style:family="text">
      <style:text-properties officeooo:rsid="0065369c"/>
    </style:style>
    <style:style style:name="T71" style:family="text">
      <style:text-properties officeooo:rsid="0067f52a"/>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solid" style:text-underline-width="auto" style:text-underline-color="font-color" officeooo:rsid="006a90ed"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8bf36"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6aad80"/>
    </style:style>
    <style:style style:name="T78" style:family="text">
      <style:text-properties officeooo:rsid="006f11c3"/>
    </style:style>
    <style:style style:name="T79" style:family="text">
      <style:text-properties officeooo:rsid="0075c482"/>
    </style:style>
    <style:style style:name="T80" style:family="text">
      <style:text-properties fo:font-style="normal" style:font-style-asian="normal" style:font-style-complex="normal"/>
    </style:style>
    <style:style style:name="T81" style:family="text">
      <style:text-properties fo:font-style="normal" officeooo:rsid="00764c7f" style:font-style-asian="normal" style:font-style-complex="normal"/>
    </style:style>
    <style:style style:name="T82" style:family="text">
      <style:text-properties fo:font-style="normal" officeooo:rsid="0076f83f" style:font-style-asian="normal" style:font-style-complex="normal"/>
    </style:style>
    <style:style style:name="T83" style:family="text">
      <style:text-properties fo:font-style="normal" officeooo:rsid="0088bf36"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79f75e"/>
    </style:style>
    <style:style style:name="T86" style:family="text">
      <style:text-properties officeooo:rsid="007b2e33"/>
    </style:style>
    <style:style style:name="T87" style:family="text">
      <style:text-properties officeooo:rsid="007e3e05"/>
    </style:style>
    <style:style style:name="T88" style:family="text">
      <style:text-properties officeooo:rsid="0083ba5d"/>
    </style:style>
    <style:style style:name="T89" style:family="text">
      <style:text-properties officeooo:rsid="0086c8d6"/>
    </style:style>
    <style:style style:name="T90" style:family="text">
      <style:text-properties officeooo:rsid="0088bf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564249371" text:style-name="L1">
        <text:list-item>
          <text:p text:style-name="P84">Public: Visible en todos los sitios. <text:span text:style-name="T3">Una clase también es pública en su espacio de nombres.</text:span></text:p>
        </text:list-item>
        <text:list-item>
          <text:p text:style-name="P85">Internal: La clase es pública solo en el ensamblado al que pertenece.</text:p>
        </text:list-item>
      </text:list>
      <text:p text:style-name="P8"/>
      <text:p text:style-name="P9">Los miembros de una clase pueden tener otros modificadores de ámbito:</text:p>
      <text:list xml:id="list3163393221" text:style-name="L2">
        <text:list-item>
          <text:p text:style-name="P86"><text:span text:style-name="T6">Private:</text:span> El ambito más reducido. Si es privado solo es visible desde dentro de la clase.</text:p>
        </text:list-item>
        <text:list-item>
          <text:p text:style-name="P87"><text:span text:style-name="T6">Protected: </text:span><text:span text:style-name="T4">La visibilidad queda reducida a solo la clase y además a las clases que heredan de ella.</text:span></text:p>
        </text:list-item>
        <text:list-item>
          <text:p text:style-name="P88"><text:span text:style-name="T6">Internal:</text:span> Visible <text:span text:style-name="T3">solo en el ensamblado al que pertenece.</text:span></text:p>
        </text:list-item>
        <text:list-item>
          <text:p text:style-name="P89"><text:span text:style-name="T6">Protected internal</text:span>: combinación de los dos.</text:p>
        </text:list-item>
        <text:list-item>
          <text:p text:style-name="P89"><text:span text:style-name="T6">Public:</text:span> <text:span text:style-name="T5">Visible en todos los sitios.</text:span></text:p>
        </text:list-item>
      </text:list>
      <text:p text:style-name="P10"/>
      <text:p text:style-name="P18">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101"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4">class</text:span><text:span text:style-name="T22">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Base</text:span><text:span text:style-name="T22"> cBase = </text:span><text:span text:style-name="T54">new</text:span><text:span text:style-name="T22"> </text:span><text:span text:style-name="T58">ClaseBase</text:span><text:span text:style-name="T22">();</text:span></text:p>
      <text:p text:style-name="Standard"><text:span text:style-name="T22"><text:s text:c="12"/></text:span><text:span text:style-name="T58">ClaseDerivada</text:span><text:span text:style-name="T22"> cDerivada = </text:span><text:span text:style-name="T54">new</text:span><text:span text:style-name="T22"> </text:span><text:span text:style-name="T58">ClaseDerivada</text:span><text:span text:style-name="T22">();</text:span></text:p>
      <text:p text:style-name="P78"><text:span text:style-name="T22"><text:s text:c="12"/></text:span><text:span text:style-name="T59">Console</text:span><text:span text:style-name="T25">.WriteLine(cDerivada.Saluda());</text:span><text:span text:style-name="T51">//</text:span><text:span text:style-name="T52">El saluda() heredado.</text:span></text:p>
      <text:p text:style-name="P23"><text:s text:c="8"/>}</text:p>
      <text:p text:style-name="P25"><text:s text:c="4"/>}</text:p>
      <text:p text:style-name="P79">//Esta clase tiene como base Object.</text:p>
      <text:p text:style-name="Standard"><text:span text:style-name="T22"><text:s text:c="4"/></text:span><text:span text:style-name="T54">class</text:span><text:span text:style-name="T22"> </text:span><text:span text:style-name="T58">ClaseBase</text:span></text:p>
      <text:p text:style-name="P23"><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61">"Hola primoh, soy la claseBase..."</text:span><text:span text:style-name="T22">;}</text:span></text:p>
      <text:p text:style-name="P23"><text:s text:c="4"/>}</text:p>
      <text:p text:style-name="P23"/>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58">ClaseDerivada</text:span><text:span text:style-name="T22"> : </text:span><text:span text:style-name="T58">ClaseBase</text:span></text:p>
      <text:p text:style-name="P23"><text:s text:c="4"/>{</text:p>
      <text:p text:style-name="P26"><text:s text:c="4"/>}</text:p>
      <text:p text:style-name="P12"/>
      <text:p text:style-name="P20"><text:span text:style-name="T9">Clases selladas (Sealed): </text:span><text:span text:style-name="T10">Son creadas con el fin de usar objetos de ella, es decir impidiendo la herencia hacia otras clases.</text:span></text:p>
      <text:p text:style-name="P16"/>
      <text:p text:style-name="P21"><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22"><text:span text:style-name="T15">L</text:span><text:span text:style-name="T10">as clases abstractas se usan como raid para otras clases.</text:span></text:p>
      <text:p text:style-name="P13"><text:span text:style-name="T22"><text:s text:c="4"/></text:span><text:span text:style-name="T54">class</text:span><text:span text:style-name="T22">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Derivada</text:span><text:span text:style-name="T22"> cd = </text:span><text:span text:style-name="T54">new</text:span><text:span text:style-name="T22"> </text:span><text:span text:style-name="T58">ClaseDerivada</text:span><text:span text:style-name="T22">();</text:span></text:p>
      <text:p text:style-name="Standard"><text:span text:style-name="T22"><text:s text:c="12"/></text:span><text:span text:style-name="T58">Console</text:span><text:span text:style-name="T22">.WriteLine(cd.Saluda());</text:span></text:p>
      <text:p text:style-name="P23"><text:s text:c="8"/>}</text:p>
      <text:p text:style-name="P23"><text:s text:c="4"/>}</text:p>
      <text:p text:style-name="P23"/>
      <text:p text:style-name="Standard"><text:span text:style-name="T22"><text:s text:c="4"/></text:span><text:span text:style-name="T50">//Esta clase tiene como base Object.</text:span></text:p>
      <text:p text:style-name="Standard"><text:span text:style-name="T22"><text:s text:c="4"/></text:span><text:span text:style-name="T54">abstract</text:span><text:span text:style-name="T22"> </text:span><text:span text:style-name="T54">class</text:span><text:span text:style-name="T22"> </text:span><text:span text:style-name="T58">ClaseBase</text:span></text:p>
      <text:p text:style-name="P23"><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61">"Hola primoh, soy la claseBase..."</text:span><text:span text:style-name="T22">;}</text:span></text:p>
      <text:p text:style-name="Standard"><text:span text:style-name="T22"><text:s text:c="8"/></text:span><text:span text:style-name="T54">public</text:span><text:span text:style-name="T22"> </text:span><text:span text:style-name="T54">abstract</text:span><text:span text:style-name="T22"> </text:span><text:span text:style-name="T54">string</text:span><text:span text:style-name="T22"> SaludaAbs(</text:span><text:span text:style-name="T54">string</text:span><text:span text:style-name="T22"> s);</text:span></text:p>
      <text:p text:style-name="P23"><text:s text:c="4"/>}</text:p>
      <text:p text:style-name="P23"/>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58">ClaseDerivada</text:span><text:span text:style-name="T22"> : </text:span><text:span text:style-name="T58">ClaseBase</text:span></text:p>
      <text:p text:style-name="P23"><text:s text:c="4"/>{</text:p>
      <text:p text:style-name="Standard"><text:span text:style-name="T22"><text:s text:c="8"/></text:span><text:span text:style-name="T54">public</text:span><text:span text:style-name="T22"> </text:span><text:span text:style-name="T54">override</text:span><text:span text:style-name="T22"> </text:span><text:span text:style-name="T54">string</text:span><text:span text:style-name="T22"> SaludaAbs(</text:span><text:span text:style-name="T54">string</text:span><text:span text:style-name="T22"> s)</text:span></text:p>
      <text:p text:style-name="P23"><text:s text:c="8"/>{</text:p>
      <text:p text:style-name="Standard"><text:span text:style-name="T22"><text:s text:c="12"/></text:span><text:span text:style-name="T54">return</text:span><text:span text:style-name="T22"> </text:span><text:span text:style-name="T61">"Soy el método abstracto heredado."</text:span><text:span text:style-name="T22">;</text:span></text:p>
      <text:p text:style-name="P23"><text:s text:c="8"/>}</text:p>
      <text:p text:style-name="P27"><text:s text:c="4"/>}</text:p>
      <text:p text:style-name="P27"/>
      <text:p text:style-name="P14"><text:span text:style-name="T22">Ojo que se puede hacer esto: </text:span><text:span text:style-name="T58">ClaseBase</text:span><text:span text:style-name="T22"> estoEsRaro = </text:span><text:span text:style-name="T54">new</text:span><text:span text:style-name="T22"> </text:span><text:span text:style-name="T58">ClaseDerivada</text:span><text:span text:style-name="T22">(); Donde un tipo A crea un objeto de tipo B.</text:span></text:p>
      <text:p text:style-name="P28"/>
      <text:p text:style-name="P28"/>
      <text:p text:style-name="P28"/>
      <text:p text:style-name="P28"/>
      <text:p text:style-name="P28"><text:soft-page-break/></text:p>
      <text:p text:style-name="P74"><text:span text:style-name="T62">M</text:span>iembros de una clase:</text:p>
      <text:p text:style-name="P34">Constructores y destructores (y el perito o albañil [chistaco]).</text:p>
      <text:p text:style-name="P41"><text:span text:style-name="T10">Para crear un constructor se llama con <text:s/></text:span><text:span text:style-name="T55">new </text:span><text:span text:style-name="T10">solo se puede llamar una vez. Un constructor es un método especial de la clase que se llama igual que la clase, no devuelve nada y puede recibir o no parámetros.</text:span></text:p>
      <text:p text:style-name="P34"/>
      <text:p text:style-name="P34">Toda clase tiene un constructor aun no se le ponga, si no se le pone tiene uno vacio (sin parámetros).</text:p>
      <text:p text:style-name="P34"/>
      <text:p text:style-name="P42"><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34"/>
      <text:p text:style-name="P34"><text:span text:style-name="T54">class</text:span><text:span text:style-name="T63"> </text:span><text:span text:style-name="T58">Clase_C</text:span></text:p>
      <text:p text:style-name="P23"><text:s text:c="4"/>{</text:p>
      <text:p text:style-name="Standard"><text:span text:style-name="T22"><text:s text:c="8"/></text:span><text:span text:style-name="T50">//Constructor de clase, no se llama y es único por clase. No está en todas las <text:tab/> <text:s text:c="3"/><text:tab/>clases.</text:span></text:p>
      <text:p text:style-name="P23"/>
      <text:p text:style-name="Standard"><text:span text:style-name="T22"><text:s text:c="8"/></text:span><text:span text:style-name="T54">public</text:span><text:span text:style-name="T22"> </text:span><text:span text:style-name="T54">stat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CLASE (static)"</text:span><text:span text:style-name="T22">);</text:span></text:p>
      <text:p text:style-name="P23"><text:s text:c="8"/>}</text:p>
      <text:p text:style-name="P29"><text:s text:c="4"/>}</text:p>
      <text:p text:style-name="P36">Los constructores de clase van desde el objeto creado hasta el padre, lo cual es distinto de los de instancia, que van desde el padre hasta el hijo.</text:p>
      <text:p text:style-name="P34"/>
      <text:p text:style-name="P37">Nota: En el momento que pongo un constructor con párametros en una clase, y no ponemos el vacío, el vacío predeterminado desaparece.</text:p>
      <text:p text:style-name="P37"/>
      <text:p text:style-name="P34">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4"/>
      <text:p text:style-name="P38">Para definirlo sería <text:s/>~NombreClase (con virulilla), no puede recibir ningún parámetro y tampoco devuelve nada. Cuando acaba la vida de un objeto se ejecuta al destructor automáticamente pues no es necesario llamarl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3"><text:span text:style-name="T10">Ejemplo de código: </text:span><text:span text:style-name="T18">C es la clase padre, B hereda de C y A hereda de B.</text:span></text:p>
      <text:p text:style-name="P35"><draw:custom-shape text:anchor-type="paragraph" draw:z-index="3" draw:name="Forma3" draw:style-name="gr3" draw:text-style-name="P101" svg:width="0.715cm" svg:height="0.795cm" svg:x="7.362cm" svg:y="0.552cm"><text:p text:style-name="P101">C</text:p><draw:enhanced-geometry svg:viewBox="0 0 21600 21600" draw:type="rectangle" draw:enhanced-path="M 0 0 L 21600 0 21600 21600 0 21600 0 0 Z N"/></draw:custom-shape><draw:custom-shape text:anchor-type="paragraph" draw:z-index="4" draw:name="Forma3" draw:style-name="gr3" draw:text-style-name="P101" svg:width="0.715cm" svg:height="0.795cm" svg:x="7.362cm" svg:y="2.775cm"><text:p text:style-name="P101">B</text:p><draw:enhanced-geometry svg:viewBox="0 0 21600 21600" draw:type="rectangle" draw:enhanced-path="M 0 0 L 21600 0 21600 21600 0 21600 0 0 Z N"/></draw:custom-shape><draw:line text:anchor-type="paragraph" draw:z-index="5" draw:name="Forma4" draw:style-name="gr2" draw:text-style-name="P101" svg:x1="7.706cm" svg:y1="2.775cm" svg:x2="7.706cm" svg:y2="1.346cm"><text:p/></draw:line><draw:line text:anchor-type="paragraph" draw:z-index="6" draw:name="Forma5" draw:style-name="gr2" draw:text-style-name="P101" svg:x1="7.775cm" svg:y1="5.064cm" svg:x2="7.775cm" svg:y2="3.568cm"><text:p/></draw:line><draw:custom-shape text:anchor-type="paragraph" draw:z-index="7" draw:name="Forma3" draw:style-name="gr3" draw:text-style-name="P101" svg:width="0.715cm" svg:height="0.795cm" svg:x="7.382cm" svg:y="5.064cm"><text:p text:style-name="P101">A</text:p><draw:enhanced-geometry svg:viewBox="0 0 21600 21600" draw:type="rectangle" draw:enhanced-path="M 0 0 L 21600 0 21600 21600 0 21600 0 0 Z N"/></draw:custom-shap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54">class</text:span><text:span text:style-name="T63"> </text:span><text:span text:style-name="T58">Clase_C</text:span></text:p>
      <text:p text:style-name="P23"><text:s text:c="4"/>{</text:p>
      <text:p text:style-name="Standard"><text:span text:style-name="T22"><text:s text:c="8"/></text:span><text:span text:style-name="T50">//Constructor de clase, no se llama y es único por clase. No está en todas las clases.</text:span></text:p>
      <text:p text:style-name="Standard"><text:span text:style-name="T22"><text:s text:c="8"/></text:span><text:span text:style-name="T50">//Es público por defecto por lo que no hace falta ponerlo como tal.</text:span></text:p>
      <text:p text:style-name="P23"/>
      <text:p text:style-name="Standard"><text:span text:style-name="T22"><text:s text:c="8"/></text:span><text:span text:style-name="T54">stat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C()</text:p>
      <text:p text:style-name="P23"><text:s text:c="8"/>{</text:p>
      <text:p text:style-name="Standard"><text:span text:style-name="T22"><text:s text:c="12"/></text:span><text:span text:style-name="T58">Console</text:span><text:span text:style-name="T22">.WriteLine(</text:span><text:span text:style-name="T61">"Clase_C: Destructor"</text:span><text:span text:style-name="T22">);</text:span></text:p>
      <text:p text:style-name="P23"><text:s text:c="8"/>}</text:p>
      <text:p text:style-name="P23"><text:s text:c="4"/>}</text:p>
      <text:p text:style-name="P23"/>
      <text:p text:style-name="Standard"><text:span text:style-name="T22"><text:s text:c="4"/></text:span><text:span text:style-name="T54">class</text:span><text:span text:style-name="T22"> </text:span><text:span text:style-name="T58">Clase_B</text:span><text:span text:style-name="T22"> : </text:span><text:span text:style-name="T58">Clase_C</text:span></text:p>
      <text:p text:style-name="P23"><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B()</text:span></text:p>
      <text:p text:style-name="P23"><text:s text:c="8"/>{</text:p>
      <text:p text:style-name="Standard"><text:span text:style-name="T22"><text:s text:c="12"/></text:span><text:span text:style-name="T58">Console</text:span><text:span text:style-name="T22">.WriteLine(</text:span><text:span text:style-name="T61">"Clase_B: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B()</text:span></text:p>
      <text:p text:style-name="P23"><text:s text:c="8"/>{</text:p>
      <text:p text:style-name="Standard"><text:span text:style-name="T22"><text:s text:c="12"/></text:span><text:span text:style-name="T58">Console</text:span><text:span text:style-name="T22">.WriteLine(</text:span><text:span text:style-name="T61">"Clase_B: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B()</text:p>
      <text:p text:style-name="P23"><text:s text:c="8"/>{</text:p>
      <text:p text:style-name="Standard"><text:span text:style-name="T22"><text:s text:c="12"/></text:span><text:span text:style-name="T58">Console</text:span><text:span text:style-name="T22">.WriteLine(</text:span><text:span text:style-name="T61">"Clase_B: Destructor"</text:span><text:span text:style-name="T22">);</text:span></text:p>
      <text:p text:style-name="P23"><text:s text:c="8"/>}</text:p>
      <text:p text:style-name="P23"><text:s text:c="4"/>}</text:p>
      <text:p text:style-name="P23"/>
      <text:p text:style-name="Standard"><text:span text:style-name="T22"><text:s text:c="4"/></text:span><text:span text:style-name="T54">class</text:span><text:span text:style-name="T22"> </text:span><text:span text:style-name="T58">Clase_A</text:span><text:span text:style-name="T22"> : </text:span><text:span text:style-name="T58">Clase_B</text:span></text:p>
      <text:p text:style-name="P23"><text:soft-page-break/><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A()</text:span></text:p>
      <text:p text:style-name="P23"><text:s text:c="8"/>{</text:p>
      <text:p text:style-name="Standard"><text:span text:style-name="T22"><text:s text:c="12"/></text:span><text:span text:style-name="T58">Console</text:span><text:span text:style-name="T22">.WriteLine(</text:span><text:span text:style-name="T61">"Clase_A: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A()</text:span></text:p>
      <text:p text:style-name="P23"><text:s text:c="8"/>{</text:p>
      <text:p text:style-name="Standard"><text:span text:style-name="T22"><text:s text:c="12"/></text:span><text:span text:style-name="T58">Console</text:span><text:span text:style-name="T22">.WriteLine(</text:span><text:span text:style-name="T61">"Clase_A: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58">Console</text:span><text:span text:style-name="T22">.WriteLine(</text:span><text:span text:style-name="T61">"Clase_A: Destructor"</text:span><text:span text:style-name="T22">);</text:span></text:p>
      <text:p text:style-name="P23"><text:s text:c="8"/>}</text:p>
      <text:p text:style-name="P30"><text:s text:c="4"/>}</text:p>
      <text:p text:style-name="P30"/>
      <text:p text:style-name="P35"><text:span text:style-name="T54">class</text:span><text:span text:style-name="T63">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_A</text:span><text:span text:style-name="T22"> a = </text:span><text:span text:style-name="T54">new</text:span><text:span text:style-name="T22"> </text:span><text:span text:style-name="T58">Clase_A</text:span><text:span text:style-name="T22">();</text:span></text:p>
      <text:p text:style-name="P23"><text:s text:c="8"/>}</text:p>
      <text:p text:style-name="P30"><text:s text:c="4"/>}</text:p>
      <text:p text:style-name="P30"/>
      <text:p text:style-name="P39">Pueden existir clases anidadas. Se puede poner la clase de dentro privada y la de más afuera pública.</text:p>
      <text:p text:style-name="P39"/>
      <text:p text:style-name="P44"><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40"/>
      <text:list xml:id="list2974379700" text:style-name="L3">
        <text:list-item>
          <text:p text:style-name="P90"><text:span text:style-name="T37">M</text:span><text:span text:style-name="T38">étodos: </text:span><text:span text:style-name="T28">Pueden estar sobrecargados (como ya sabemos, es el mismo método repetido con el mismo nombre pero recibe distinto tipos de datos. También puede o no ejecutar distinto código). </text:span><text:span text:style-name="T30">Para acceder a los métodos de la clase de la cual se hereda se hace con la palabra reservada base </text:span><text:span text:style-name="T31">o también cuando queremos llamar a un constructor de la clase base </text:span><text:span text:style-name="T32">(los vacios, que son por defecto, se usan solos. Pero en el caso de querer uno con parámetros habría que ponerlo explícitamente en la clase hija</text:span><text:span text:style-name="T31">.</text:span></text:p>
        </text:list-item>
        <text:list-item>
          <text:p text:style-name="P91"><text:span text:style-name="T38">P</text:span><text:span text:style-name="T36">ropiedades:</text:span><text:span text:style-name="T27"> Se usan para gestionar campos. </text:span><text:span text:style-name="T29">Ejecutan código mediante el cual se puede incluso controlar lo que se va a poner como dato. </text:span><text:span text:style-name="T33">Pueden ser de lectura solo (Get) o solo de escritura (Set) e incluso ambos. </text:span><text:span text:style-name="T34">A partir de la versión 3.0 aparecen las autopropiedades pero no es muy recomendable pues hacen la clase vulnerable.</text:span><text:span text:style-name="T35">( </text:span><text:span text:style-name="T56">public</text:span><text:span text:style-name="T22"> </text:span><text:span text:style-name="T54">string</text:span><text:span text:style-name="T22"> </text:span><text:span text:style-name="T23">Autopropiedad</text:span><text:span text:style-name="T22"> { </text:span><text:span text:style-name="T54">get</text:span><text:span text:style-name="T22">; </text:span><text:span text:style-name="T54">set</text:span><text:span text:style-name="T22">; }</text:span><text:span text:style-name="T24">).</text:span></text:p>
        </text:list-item>
      </text:list>
      <text:p text:style-name="P24"/>
      <text:p text:style-name="P24"/>
      <text:p text:style-name="P83"><text:span text:style-name="T40">D</text:span><text:span text:style-name="T39">elegados, </text:span><text:span text:style-name="T41">eventos y expresiones lambda</text:span></text:p>
      <text:p text:style-name="P80"><text:span text:style-name="T40">Un </text:span><text:span text:style-name="T39">delegado es un tipo de dato que hace referencia a una firma de un método (el método tiene que tener la misma firma que el método creado) una vez hecho esto podemos llamar al método a través del delegado, </text:span><text:span text:style-name="T44">apare</text:span><text:span text:style-name="T45">c</text:span><text:span text:style-name="T44">en a partir de la version 2.0 y pueden ser conocidos tambien como llamada a </text:span><text:span text:style-name="T47">métodos anónimos </text:span><text:span text:style-name="T49">aunque no es en la versión 3.0 cuando aparecen las expresiones lambda la cual es otra forma de enlazar a métodos de otros tipos</text:span><text:span text:style-name="T39">. </text:span><text:span text:style-name="T42">En lenguajes como C++ se llama un puntero a una función.</text:span></text:p>
      <text:p text:style-name="P45"/>
      <text:p text:style-name="P81"><text:span text:style-name="T42">S</text:span><text:span text:style-name="T39">irven mucho para los eventos y son útiles para métodos que recibe como parámetro otro método </text:span><text:span text:style-name="T43">(método como argumento de otro método)</text:span><text:span text:style-name="T39">. </text:span><text:span text:style-name="T43">Los controladores de eventos son métodos que se invocan a traves de sus delegados (nada de piedra de invocación de wow ni nada meh).</text:span></text:p>
      <text:p text:style-name="P46"><text:soft-page-break/></text:p>
      <text:p text:style-name="P82"><text:span text:style-name="T39">La sintaxis de un delegado es la siguiente: [ámbito] </text:span><text:span text:style-name="T46">delegate tipoDevuelto nombre( </text:span><text:span text:style-name="T48">[lista parámetros] </text:span><text:span text:style-name="T46">)</text:span><text:span text:style-name="T48">, los delegados son clases que derivan de Delegate que esté en system (es decir System.Delegate).</text:span></text:p>
      <text:p text:style-name="P47"/>
      <text:p text:style-name="P48">Tienen ciertas características:</text:p>
      <text:list xml:id="list2070081805" text:style-name="L4">
        <text:list-item>
          <text:p text:style-name="P92">Son una referencia a una firma de método por ende son seguros.</text:p>
        </text:list-item>
        <text:list-item>
          <text:p text:style-name="P93">Permiten pasar como parámetro un método.</text:p>
        </text:list-item>
        <text:list-item>
          <text:p text:style-name="P93">Pueden encadenarse entre sí las llamadas. </text:p>
        </text:list-item>
      </text:list>
      <text:p text:style-name="P49"/>
      <text:p text:style-name="P50">Un delegado puede llamar a más de un método,a esto se le conoce como multidifusión . Para agregar métodos usaremos +=.</text:p>
      <text:p text:style-name="P50"/>
      <text:p text:style-name="P70">EVENTOS</text:p>
      <text:p text:style-name="P51">Siempre es necesario un delegado para controlar un evento. Por ejemplo "EventHandler".</text:p>
      <text:p text:style-name="P51"/>
      <text:p text:style-name="P71">Expresiones Lamda</text:p>
      <text:p text:style-name="P52">Una expresión lamda es una función <text:span text:style-name="T6">anónima </text:span>que no tiene identificador. Puede contener expresiones e instrucciones y se pueden usar para crear delegados o árboles de expresión.</text:p>
      <text:p text:style-name="P52"/>
      <text:p text:style-name="P53">Las expresiones Lamda <text:s/><text:span text:style-name="T66">se introdujeron en la V. 3.0 del framework.</text:span></text:p>
      <text:p text:style-name="P53"/>
      <text:p text:style-name="P54">Las expresiones Lamda utilizan el operador =&gt; que se lee como "va a".</text:p>
      <text:p text:style-name="P54"/>
      <text:p text:style-name="P54"><draw:line text:anchor-type="paragraph" draw:z-index="9" draw:name="Forma6" draw:style-name="gr2" draw:text-style-name="P101" svg:x1="3.448cm" svg:y1="1.935cm" svg:x2="3.882cm" svg:y2="0.492cm"><text:p/></draw:line><draw:line text:anchor-type="paragraph" draw:z-index="10" draw:name="Forma7" draw:style-name="gr4" draw:text-style-name="P101" svg:x1="5.59cm" svg:y1="0.563cm" svg:x2="8.837cm" svg:y2="0.563cm"><text:p/></draw:line><draw:line text:anchor-type="paragraph" draw:z-index="11" draw:name="Forma8" draw:style-name="gr4" draw:text-style-name="P101" svg:x1="7.417cm" svg:y1="0.563cm" svg:x2="8.789cm" svg:y2="1.863cm"><text:p/></draw:line><draw:frame text:anchor-type="paragraph" draw:z-index="12" draw:name="Forma9" draw:style-name="gr5" draw:text-style-name="P102" svg:width="4.786cm" svg:height="1.493cm" svg:x="8.982cm" svg:y="1.646cm"><draw:text-box><text:p>Aquí tenemos las operaciones de la función.</text:p></draw:text-box></draw:frame><draw:frame text:anchor-type="paragraph" draw:z-index="13" draw:name="Forma10" draw:style-name="gr5" draw:text-style-name="P102" svg:width="4.186cm" svg:height="1.493cm" svg:x="2.295cm" svg:y="2.03cm"><draw:text-box><text:p>Equivale a los parámetros de una función.</text:p></draw:text-box></draw:frame><text:tab/><text:tab/>Ej: <text:tab/>X <text:s text:c="3"/>=&gt; <text:s text:c="6"/>X <text:s text:c="7"/>* <text:s text:c="8"/>X</text:p>
      <text:p text:style-name="P54"/>
      <text:p text:style-name="P54"/>
      <text:p text:style-name="P54"/>
      <text:p text:style-name="P54"/>
      <text:p text:style-name="P54"/>
      <text:p text:style-name="P54"/>
      <text:p text:style-name="P54"/>
      <text:p text:style-name="P54"/>
      <text:p text:style-name="P54"/>
      <text:p text:style-name="P55">El parámetro no necesita decirle que tipo es, el sistema lo analizará y sacará uno "apropiado" (A veces se le va eh).</text:p>
      <text:p text:style-name="P55"/>
      <text:p text:style-name="P55">Cuando una Lamda no necesite parámetros pondremos los parentesis sin nada dentro: ( ) =&gt; <text:s/>7 * 3;</text:p>
      <text:p text:style-name="P55"/>
      <text:p text:style-name="P55">También usaremos los paréntesis cuando usemos varios parámetros: (X,Y) =&gt; X * Y;</text:p>
      <text:p text:style-name="P55"/>
      <text:p text:style-name="P56">Estas expresiones <text:span text:style-name="T67">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56"/>
      <text:p text:style-name="P56"><draw:frame text:anchor-type="paragraph" draw:z-index="14" draw:name="Forma11" draw:style-name="gr6" draw:text-style-name="P102" svg:width="6.183cm" svg:height="4.257cm" svg:x="9.726cm" svg:y="0.009cm"><draw:text-box><text:p>{</text:p><text:p><text:tab/>expresiones e</text:p><text:p><text:tab/>instrucciones</text:p><text:p><text:tab/>……</text:p><text:p>};</text:p></draw:text-box></draw:frame><text:tab/><text:span text:style-name="T68">Ej grande de Lamda:<text:tab/><text:tab/>(Parámetros) <text:s/>=&gt; </text:span></text:p>
      <text:p text:style-name="P56"/>
      <text:p text:style-name="P56"/>
      <text:p text:style-name="P56"/>
      <text:p text:style-name="P56"/>
      <text:p text:style-name="P56"/>
      <text:p text:style-name="P57"><text:soft-page-break/>También se usan para realizar consultas, filtrados de colecciones, etc a clases, pues las clases <text:span text:style-name="T69">pueden</text:span> recib<text:span text:style-name="T69">ir</text:span> <text:span text:style-name="T69">una función anónima (fun&lt;tipoRecibe,[másTiposRecibidos],tipoDevuelto&gt; o lamda con el criterio de ordenación de los objetos.</text:span></text:p>
      <text:p text:style-name="P57"/>
      <text:p text:style-name="P58">MIRAR LINKQ (ordena con expresiones lambda).</text:p>
      <text:p text:style-name="P58"/>
      <text:p text:style-name="P59">Captura de variables externas con expresiones Lamda: <text:span text:style-name="T70">En una expresión lambda pueden aparecer variables que estan ya declaradas en el método.</text:span></text:p>
      <text:p text:style-name="P58"/>
      <text:p text:style-name="P75">Operadores:</text:p>
      <text:p text:style-name="P69">Para añadir más funcionamiento a una clase <text:span text:style-name="T71">se les pueden dotar de una sobrecarga de operadores, se pueden añadir a clases o estructuras.</text:span></text:p>
      <text:p text:style-name="P60"/>
      <text:p text:style-name="P61">Un método que se llama <text:span text:style-name="T72">operator simboloOperador </text:span><text:span text:style-name="T73">(nombreClase, tipoQueUsaElOperador)</text:span> y debe de cumplir que sea obligatoriamente public, static y devolver obligatoriamente un valor que no sea void.</text:p>
      <text:p text:style-name="P61"/>
      <text:p text:style-name="P62">Lista de operadores que se pueden sobrecargar +, -, ! , <text:span text:style-name="T77">~, ++, --, true, false, los de comparación == , &lt;= , &gt;= , != (que si se pone uno se deberían sobrecargar los 4), etc.</text:span></text:p>
      <text:p text:style-name="P62"/>
      <text:p text:style-name="P63">Lista de operadores NO sobrecargables: Todos los operadores de asignación con sintaxis reducida (+=, etc), <text:span text:style-name="T78">[ ], ( ), &amp;&amp;, || , new, typeof, etc.</text:span></text:p>
      <text:p text:style-name="P31"/>
      <text:p text:style-name="P63"><text:span text:style-name="T63"><text:s text:c="8"/></text:span><text:span text:style-name="T50">//Definición del operador "+" para añadir anotaciones</text:span></text:p>
      <text:p text:style-name="Standard"><text:span text:style-name="T22"><text:s text:c="8"/></text:span><text:span text:style-name="T54">public</text:span><text:span text:style-name="T22"> </text:span><text:span text:style-name="T54">static</text:span><text:span text:style-name="T22"> </text:span><text:span text:style-name="T54">bool</text:span><text:span text:style-name="T22"> </text:span><text:span text:style-name="T54">operator</text:span><text:span text:style-name="T22"> +(</text:span><text:span text:style-name="T58">Agenda</text:span><text:span text:style-name="T22"> unaAgenda, </text:span><text:span text:style-name="T54">string</text:span><text:span text:style-name="T22"> anotacion)</text:span></text:p>
      <text:p text:style-name="P23"><text:s text:c="8"/>{</text:p>
      <text:p text:style-name="Standard"><text:span text:style-name="T22"><text:s text:c="12"/></text:span><text:span text:style-name="T54">if</text:span><text:span text:style-name="T22">(unaAgenda.totalEntradas == NUMMAXENTRADAS)</text:span></text:p>
      <text:p text:style-name="Standard"><text:span text:style-name="T22"><text:s text:c="16"/></text:span><text:span text:style-name="T54">return</text:span><text:span text:style-name="T22"> </text:span><text:span text:style-name="T54">false</text:span><text:span text:style-name="T22">;</text:span></text:p>
      <text:p text:style-name="P23"><text:s text:c="12"/>unaAgenda.anotaciones[unaAgenda.totalEntradas++] = anotacion;</text:p>
      <text:p text:style-name="Standard"><text:span text:style-name="T22"><text:s text:c="12"/></text:span><text:span text:style-name="T54">return</text:span><text:span text:style-name="T22"> </text:span><text:span text:style-name="T54">true</text:span><text:span text:style-name="T22">;</text:span></text:p>
      <text:p text:style-name="P31"><text:s text:c="8"/>}</text:p>
      <text:p text:style-name="P63"/>
      <text:p text:style-name="P76">Indizadores:</text:p>
      <text:p text:style-name="P64">Sirven para acceder al contenido de una clase que tiene una colección, usando nombreClase[indice], <text:span text:style-name="T79">para así acceder a los datos.</text:span></text:p>
      <text:p text:style-name="P64"/>
      <text:p text:style-name="P66">Es una propiedad que se llama <text:span text:style-name="T76">this</text:span><text:span text:style-name="T74"> </text:span><text:span text:style-name="T80">que podemos incluir en nuestras clases para conseguir que desde el punto de vista del programador se pueda manipular de forma similar a un array. </text:span><text:span text:style-name="T81">El índice no tiene que ser obligatoriamente un int o un string, pueden ser otros tipos como byte por ejemplo.</text:span></text:p>
      <text:p text:style-name="P72"/>
      <text:p text:style-name="P67"><text:span text:style-name="T81">A</text:span><text:span text:style-name="T80">mbitoAlQueEsVisible Tipo </text:span><text:span text:style-name="T84">this</text:span><text:span text:style-name="T80"> [tipoIndice </text:span><text:span text:style-name="T82">nombreIndice</text:span><text:span text:style-name="T80">]</text:span></text:p>
      <text:p text:style-name="P73">{</text:p>
      <text:p text:style-name="P73"><text:tab/>get;</text:p>
      <text:p text:style-name="P73"><text:tab/>set;</text:p>
      <text:p text:style-name="P73">}</text:p>
      <text:p text:style-name="P73"/>
      <text:p text:style-name="P67"><text:span text:style-name="T64"><text:s text:c="8"/></text:span><text:span text:style-name="T54">public</text:span><text:span text:style-name="T63"> </text:span><text:span text:style-name="T58">Persona</text:span><text:span text:style-name="T63"> </text:span><text:span text:style-name="T54">this</text:span><text:span text:style-name="T63">[</text:span><text:span text:style-name="T54">int</text:span><text:span text:style-name="T63"> indice]</text:span></text:p>
      <text:p text:style-name="P23"><text:s text:c="8"/>{</text:p>
      <text:p text:style-name="Standard"><text:span text:style-name="T22"><text:s text:c="12"/></text:span><text:span text:style-name="T54">get</text:span><text:span text:style-name="T22"> { </text:span><text:span text:style-name="T54">return</text:span><text:span text:style-name="T22"> _personas[indice]; }</text:span></text:p>
      <text:p text:style-name="Standard"><text:span text:style-name="T22"><text:s text:c="12"/></text:span><text:span text:style-name="T54">set</text:span><text:span text:style-name="T22"> { _personas[indice] = </text:span><text:span text:style-name="T54">value</text:span><text:span text:style-name="T22">; }</text:span></text:p>
      <text:p text:style-name="P32"><text:s text:c="8"/>}</text:p>
      <text:p text:style-name="P33"/>
      <text:p text:style-name="P33"/>
      <text:p text:style-name="P33"/>
      <text:p text:style-name="P33"/>
      <text:p text:style-name="P77"><text:soft-page-break/><text:span text:style-name="T85">clonación de objetos</text:span>:</text:p>
      <text:p text:style-name="P65">S<text:span text:style-name="T86">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65"/>
      <text:p text:style-name="P68">Para clonar objetos complejos se tiene que sobrecargar Clone( ).</text:p>
      <text:p text:style-name="P68"/>
      <text:list xml:id="list791708242" text:style-name="L5">
        <text:list-item>
          <text:p text:style-name="P94">Copia simple o superficial: La copia de un objeto campo a campo o valor a valor. <text:span text:style-name="T87">Hay un método que permite realizar esto en el framework</text:span></text:p>
        </text:list-item>
      </text:list>
      <text:p text:style-name="P95"/>
      <text:p text:style-name="P95"><text:span text:style-name="T65"><text:s text:c="8"/></text:span><text:span text:style-name="T57">public</text:span><text:span text:style-name="T65"> </text:span><text:span text:style-name="T57">object</text:span><text:span text:style-name="T65"> Clone()</text:span></text:p>
      <text:p text:style-name="Standard"><text:span text:style-name="T26"><text:s text:c="8"/>{</text:span></text:p>
      <text:p text:style-name="Standard"><text:span text:style-name="T26"><text:s text:c="12"/></text:span><text:span text:style-name="T57">return</text:span><text:span text:style-name="T26"> </text:span><text:span text:style-name="T57">this</text:span><text:span text:style-name="T26">.MemberwiseClone();</text:span></text:p>
      <text:p text:style-name="P95"><text:span text:style-name="T65"><text:s text:c="8"/>}</text:span></text:p>
      <text:list xml:id="list91247699707150" text:continue-numbering="true" text:style-name="L5">
        <text:list-header>
          <text:p text:style-name="P94"/>
        </text:list-header>
        <text:list-item>
          <text:p text:style-name="P94">Copia profunda: <text:span text:style-name="T87">Cuando al menos uno de los miembros de los que queremos copiar es una referencia.</text:span></text:p>
        </text:list-item>
      </text:list>
      <text:p text:style-name="P95"><text:span text:style-name="T57">public</text:span><text:span text:style-name="T65"> </text:span><text:span text:style-name="T57">object</text:span><text:span text:style-name="T65"> Clone() </text:span></text:p>
      <text:p text:style-name="Standard"><text:span text:style-name="T26"><text:s text:c="8"/>{</text:span></text:p>
      <text:p text:style-name="Standard"><text:span text:style-name="T26"><text:s text:c="12"/></text:span><text:span text:style-name="T60">Rectangulo</text:span><text:span text:style-name="T26"> clonacion = </text:span><text:span text:style-name="T57">new</text:span><text:span text:style-name="T26"> </text:span><text:span text:style-name="T60">Rectangulo</text:span><text:span text:style-name="T26">();</text:span></text:p>
      <text:p text:style-name="Standard"><text:span text:style-name="T26"><text:s text:c="12"/>clonacion = (</text:span><text:span text:style-name="T60">Rectangulo</text:span><text:span text:style-name="T26">)</text:span><text:span text:style-name="T57">this</text:span><text:span text:style-name="T26">.MemberwiseClone(); </text:span><text:span text:style-name="T53">//Esto copia todo menos el array.</text:span></text:p>
      <text:p text:style-name="P100"/>
      <text:p text:style-name="Standard"><text:span text:style-name="T26"><text:s text:c="12"/></text:span><text:span text:style-name="T53">//Recorremos el array para devolver en "Clonacion" un array totalmente distinto de el primero.</text:span></text:p>
      <text:p text:style-name="Standard"><text:span text:style-name="T26"><text:s text:c="12"/></text:span><text:span text:style-name="T57">for</text:span><text:span text:style-name="T26">(</text:span><text:span text:style-name="T57">int</text:span><text:span text:style-name="T26"> i = 0; i &lt; puntos.Length; i++)</text:span></text:p>
      <text:p text:style-name="Standard"><text:span text:style-name="T26"><text:s text:c="16"/>clonacion.puntos[i] = </text:span><text:span text:style-name="T57">this</text:span><text:span text:style-name="T26">.puntos[i];</text:span></text:p>
      <text:p text:style-name="P100"/>
      <text:p text:style-name="Standard"><text:span text:style-name="T26"><text:s text:c="12"/></text:span><text:span text:style-name="T57">return</text:span><text:span text:style-name="T26"> clonacion;</text:span></text:p>
      <text:p text:style-name="P95"><text:span text:style-name="T65"><text:s text:c="8"/>}</text:span></text:p>
      <text:p text:style-name="P95"><text:span text:style-name="T65"/></text:p>
      <text:p text:style-name="P96">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96"/>
      <text:p text:style-name="P97">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88">Para la clonación profunda haremos una superficial y, a continuación, copiamos el resto.</text:span></text:p>
      <text:p text:style-name="P97"/>
      <text:p text:style-name="P97"/>
      <text:p text:style-name="P99">Incluir foreach en nuestras clases</text:p>
      <text:p text:style-name="P99"/>
      <text:p text:style-name="P98">Para dotar a nuestra clase de un foreach debemos implementar dos interfaces las cuales son I<text:span text:style-name="T89">E</text:span>numerator y I<text:span text:style-name="T90">E</text:span>numerable, <text:span text:style-name="T90">esto nos obliga a los siguientes miembros dada </text:span><text:span text:style-name="T8">IEnumerator</text:span><text:span text:style-name="T90"> implementamos:</text:span><text:span text:style-name="T75"> Public objet Current</text:span><text:span text:style-name="T90"> (esta es propiedad de solo lectura, solo tiene get), </text:span><text:span text:style-name="T75">Public bool MoveNext( )</text:span><text:span text:style-name="T90">, </text:span><text:span text:style-name="T75">Public void Reset( )</text:span><text:span text:style-name="T90"> y la interface </text:span><text:span text:style-name="T8">IEnumerable</text:span><text:span text:style-name="T90"> implementa </text:span><text:span text:style-name="T75">Public IEnumerator GetEnumerator( )</text:span><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1M12S</meta:editing-duration>
    <meta:editing-cycles>25</meta:editing-cycles>
    <meta:generator>LibreOffice/5.4.1.2$Windows_x86 LibreOffice_project/ea7cb86e6eeb2bf3a5af73a8f7777ac570321527</meta:generator>
    <dc:date>2018-02-05T09:12:45.660000000</dc:date>
    <meta:document-statistic meta:table-count="0" meta:image-count="1" meta:object-count="0" meta:page-count="8" meta:paragraph-count="222" meta:word-count="2233" meta:character-count="14732" meta:non-whitespace-character-count="11646"/>
    <meta:user-defined meta:name="Info 1"/>
    <meta:user-defined meta:name="Info 2"/>
    <meta:user-defined meta:name="Info 3"/>
    <meta:user-defined meta:name="Info 4"/>
  </office:meta>
</office:document-meta>
</file>